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06e68" officeooo:paragraph-rsid="00106e68"/>
    </style:style>
    <style:style style:name="P2" style:family="paragraph" style:parent-style-name="Heading_20_2">
      <style:text-properties officeooo:rsid="00116b6d" officeooo:paragraph-rsid="00116b6d"/>
    </style:style>
    <style:style style:name="P3" style:family="paragraph" style:parent-style-name="Text_20_body">
      <style:text-properties fo:font-weight="bold" officeooo:rsid="00116b6d" officeooo:paragraph-rsid="00116b6d" style:font-weight-asian="bold" style:font-weight-complex="bold"/>
    </style:style>
    <style:style style:name="P4" style:family="paragraph" style:parent-style-name="Text_20_body">
      <style:text-properties officeooo:rsid="00124c20" officeooo:paragraph-rsid="00124c20"/>
    </style:style>
    <style:style style:name="P5" style:family="paragraph" style:parent-style-name="Text_20_body">
      <style:text-properties officeooo:rsid="00124c20" officeooo:paragraph-rsid="0018e5ff"/>
    </style:style>
    <style:style style:name="P6" style:family="paragraph" style:parent-style-name="Text_20_body">
      <style:text-properties officeooo:rsid="0012e26f" officeooo:paragraph-rsid="0012e26f"/>
    </style:style>
    <style:style style:name="P7" style:family="paragraph" style:parent-style-name="Text_20_body">
      <style:text-properties fo:font-weight="normal" officeooo:rsid="00116b6d" officeooo:paragraph-rsid="00116b6d" style:font-weight-asian="normal" style:font-weight-complex="normal"/>
    </style:style>
    <style:style style:name="P8" style:family="paragraph" style:parent-style-name="Text_20_body">
      <style:text-properties fo:font-weight="normal" officeooo:rsid="0014de47" officeooo:paragraph-rsid="0014de47" style:font-weight-asian="normal" style:font-weight-complex="normal"/>
    </style:style>
    <style:style style:name="P9" style:family="paragraph" style:parent-style-name="Text_20_body">
      <style:text-properties fo:font-weight="normal" officeooo:rsid="0012e26f" officeooo:paragraph-rsid="0012e26f" style:font-weight-asian="normal" style:font-weight-complex="normal"/>
    </style:style>
    <style:style style:name="P10" style:family="paragraph" style:parent-style-name="Text_20_body">
      <style:text-properties fo:font-weight="normal" officeooo:rsid="001406b1" officeooo:paragraph-rsid="001406b1" style:font-weight-asian="normal" style:font-weight-complex="normal"/>
    </style:style>
    <style:style style:name="P11" style:family="paragraph" style:parent-style-name="Text_20_body">
      <style:text-properties fo:font-weight="normal" officeooo:rsid="00124c20" officeooo:paragraph-rsid="00124c20" style:font-weight-asian="normal" style:font-weight-complex="normal"/>
    </style:style>
    <style:style style:name="P12" style:family="paragraph" style:parent-style-name="Text_20_body">
      <style:text-properties fo:font-weight="normal" officeooo:rsid="0014f7b4" officeooo:paragraph-rsid="0014f7b4" style:font-weight-asian="normal" style:font-weight-complex="normal"/>
    </style:style>
    <style:style style:name="P13" style:family="paragraph" style:parent-style-name="Text_20_body">
      <style:text-properties fo:font-weight="normal" officeooo:rsid="0015ea4a" officeooo:paragraph-rsid="0015ea4a" style:font-weight-asian="normal" style:font-weight-complex="normal"/>
    </style:style>
    <style:style style:name="P14" style:family="paragraph" style:parent-style-name="Heading_20_2">
      <style:text-properties officeooo:rsid="0015ea4a" officeooo:paragraph-rsid="0015ea4a"/>
    </style:style>
    <style:style style:name="P15" style:family="paragraph" style:parent-style-name="Text_20_body">
      <style:text-properties fo:font-weight="bold" officeooo:rsid="0015ea4a" officeooo:paragraph-rsid="0015ea4a" style:font-weight-asian="bold" style:font-weight-complex="bold"/>
    </style:style>
    <style:style style:name="P16" style:family="paragraph" style:parent-style-name="Text_20_body">
      <style:text-properties officeooo:rsid="0015ea4a" officeooo:paragraph-rsid="0015ea4a"/>
    </style:style>
    <style:style style:name="P17" style:family="paragraph" style:parent-style-name="Text_20_body">
      <style:text-properties fo:font-weight="bold" officeooo:rsid="00195432" officeooo:paragraph-rsid="00195432" style:font-weight-asian="bold" style:font-weight-complex="bold"/>
    </style:style>
    <style:style style:name="P18" style:family="paragraph" style:parent-style-name="Text_20_body">
      <style:paragraph-properties fo:break-before="page"/>
      <style:text-properties fo:font-weight="normal" officeooo:rsid="00195432" officeooo:paragraph-rsid="00195432" style:font-weight-asian="normal" style:font-weight-complex="normal"/>
    </style:style>
    <style:style style:name="P19" style:family="paragraph" style:parent-style-name="Text_20_body">
      <style:paragraph-properties fo:text-align="center" style:justify-single-word="false"/>
      <style:text-properties fo:font-size="20pt" fo:font-weight="normal" officeooo:rsid="00195432" officeooo:paragraph-rsid="00195432" style:font-size-asian="20pt" style:font-weight-asian="normal" style:font-size-complex="20pt" style:font-weight-complex="normal"/>
    </style:style>
    <style:style style:name="T1" style:family="text">
      <style:text-properties officeooo:rsid="00116b6d"/>
    </style:style>
    <style:style style:name="T2" style:family="text">
      <style:text-properties officeooo:rsid="00195432"/>
    </style:style>
    <style:style style:name="T3" style:family="text">
      <style:text-properties officeooo:rsid="001406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d <text:span text:style-name="T1">is </text:span><text:span text:style-name="T2">trash</text:span></text:p>
      <text:h text:style-name="P2" text:outline-level="2">systemd</text:h>
      <text:p text:style-name="P3">PROS:</text:p>
      <text:p text:style-name="P4">Feature-packed</text:p>
      <text:p text:style-name="P4">Actively maintained</text:p>
      <text:p text:style-name="P4">Backed by IBM - RedHat</text:p>
      <text:p text:style-name="P3">CONS:</text:p>
      <text:p text:style-name="P5">Backed by IBM – RedHat</text:p>
      <text:p text:style-name="P4">Badly-designed.</text:p>
      <text:p text:style-name="P4">Unsafe. Security flaws can cut to the bone. Past exploits have been triggered by a single packet.</text:p>
      <text:p text:style-name="P6">Violates the UNIX philosophy</text:p>
      <text:h text:style-name="P2" text:outline-level="2">openRC</text:h>
      <text:p text:style-name="P3">PROS:</text:p>
      <text:p text:style-name="P7">Custom runlevels <text:span text:style-name="T3">(dirs in /etc/runevels/)</text:span></text:p>
      <text:p text:style-name="P8">Parallel service startup</text:p>
      <text:p text:style-name="P8">Easy config with shell scripts</text:p>
      <text:p text:style-name="P3">CONS:</text:p>
      <text:p text:style-name="P9">No built-in service supervision, <text:span text:style-name="T3">resulting in errors like positive false PID acquisition, much like SysVinit, which it was meant to replace.</text:span></text:p>
      <text:p text:style-name="P10">Can be run with third-party supervisors like runit or s6 doing supervision, but at that point, why not use runit or s6?</text:p>
      <text:h text:style-name="P2" text:outline-level="2">dinit</text:h>
      <text:p text:style-name="P3">PROS:</text:p>
      <text:p text:style-name="P9">Aligns with the Unix philosophy of “do one thing and do it well.”</text:p>
      <text:p text:style-name="P9">Simple, lightweight</text:p>
      <text:p text:style-name="P11">Fast. Consistently the fastest booting init system.</text:p>
      <text:p text:style-name="P9">Easy to understand config files.</text:p>
      <text:p text:style-name="P9">Australian product.</text:p>
      <text:p text:style-name="P3">CONS:</text:p>
      <text:p text:style-name="P9">Limited adoption means less community support</text:p>
      <text:p text:style-name="P9"><text:soft-page-break/>Documentation could be better</text:p>
      <text:h text:style-name="P2" text:outline-level="2">runit</text:h>
      <text:p text:style-name="P3">PROS:</text:p>
      <text:p text:style-name="P8">Best syntax, least typing to start/stop a service</text:p>
      <text:p text:style-name="P8">Complete init, including PID1 binary, supervisor, logging</text:p>
      <text:p text:style-name="P8">Faster boot time, due to boot stage of runit</text:p>
      <text:p text:style-name="P3">CONS:</text:p>
      <text:p text:style-name="P8">Barebones</text:p>
      <text:p text:style-name="P12">svlogd syntax could be better</text:p>
      <text:h text:style-name="P2" text:outline-level="2">s6</text:h>
      <text:p text:style-name="P3">PROS:</text:p>
      <text:p text:style-name="P12">Complete system, PID1, supervisor, logging with regex filter support</text:p>
      <text:p text:style-name="P12">Actively maintained</text:p>
      <text:p text:style-name="P12">Lightweight</text:p>
      <text:p text:style-name="P12">Feature-packed</text:p>
      <text:p text:style-name="P3">CONS:</text:p>
      <text:p text:style-name="P13">Complex, steeper learning curve</text:p>
      <text:h text:style-name="P14" text:outline-level="2">66</text:h>
      <text:p text:style-name="P15">PROS:</text:p>
      <text:p text:style-name="P16"/>
      <text:p text:style-name="P15">CONS:</text:p>
      <text:p text:style-name="P15"/>
      <text:p text:style-name="P15"/>
      <text:p text:style-name="P17"/>
      <text:p text:style-name="P18">Question: </text:p>
      <text:p text:style-name="P19">Should you switch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imbus Sans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imbus Sans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2:38:43.869217025</meta:creation-date>
    <dc:date>2024-11-19T15:23:00.573593468</dc:date>
    <meta:editing-duration>PT1H28M32S</meta:editing-duration>
    <meta:editing-cycles>6</meta:editing-cycles>
    <meta:generator>LibreOffice/24.8.3.2$Linux_X86_64 LibreOffice_project/480$Build-2</meta:generator>
    <meta:document-statistic meta:table-count="0" meta:image-count="0" meta:object-count="0" meta:page-count="3" meta:paragraph-count="50" meta:word-count="201" meta:character-count="1293" meta:non-whitespace-character-count="1140"/>
  </office:meta>
</office:document-meta>
</file>